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="Arrowheads_20_1" draw:marker-start-width="0.242cm" draw:marker-end-width="0.242cm" svg:stroke-opacity="100%" draw:fill-color="#ffffff" draw:opacity-name="Transparency_20_1" draw:textarea-horizontal-align="justify" draw:textarea-vertical-align="middle" draw:auto-grow-height="false" fo:padding-top="0.139cm" fo:padding-bottom="0.139cm" fo:padding-left="0.264cm" fo:padding-right="0.264cm" draw:shadow="visible"/>
    </style:style>
    <style:style style:name="gr2" style:family="graphic" style:parent-style-name="standard">
      <style:graphic-properties draw:marker-start="Arrowheads_20_1" svg:stroke-opacity="100%" draw:fill-color="#66ffff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433cm" draw:shadow="hidden"/>
    </style:style>
    <style:style style:name="gr5" style:family="graphic" style:parent-style-name="objectwithoutfill">
      <style:graphic-properties draw:marker-end="Symmetric_20_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fo:text-shadow="none" style:font-size-asian="9pt" style:font-size-complex="9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7pt" style:font-size-asian="7pt" style:font-size-complex="7pt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034cm" svg:height="7.466cm" svg:x="0.67cm" svg:y="1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1.778cm" svg:x="0.986cm" svg:y="6.912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302cm" svg:height="0.729cm" svg:x="1.594cm" svg:y="1.557cm">
          <draw:text-box>
            <text:p><text:span text:style-name="T1">Leader replica</text:span></text:p>
          </draw:text-box>
        </draw:frame>
        <draw:frame draw:style-name="gr4" draw:text-style-name="P4" draw:layer="layout" svg:width="1.857cm" svg:height="0.809cm" svg:x="1.094cm" svg:y="6.965cm">
          <draw:text-box>
            <text:p text:style-name="P1"><text:span text:style-name="T2">QEMU I/O</text:span></text:p>
            <text:p text:style-name="P1"><text:span text:style-name="T2">(user space)</text:span></text:p>
          </draw:text-box>
        </draw:frame>
        <draw:frame draw:style-name="gr4" draw:text-style-name="P4" draw:layer="layout" svg:width="1.666cm" svg:height="0.53cm" svg:x="1.098cm" svg:y="7.874cm">
          <draw:text-box>
            <text:p text:style-name="P1"><text:span text:style-name="T2">tap_send()</text:span></text:p>
          </draw:text-box>
        </draw:frame>
        <draw:custom-shape draw:style-name="gr2" draw:text-style-name="P2" draw:layer="layout" svg:width="2.032cm" svg:height="1.016cm" svg:x="3.451cm" svg:y="5.588cm">
          <text:p text:style-name="P2">Falcon leader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.656cm" svg:y1="8.128cm" svg:x2="4.18cm" svg:y2="6.604cm">
          <text:p/>
        </draw:line>
        <draw:custom-shape draw:style-name="gr1" draw:text-style-name="P1" draw:layer="layout" svg:width="2.086cm" svg:height="3.2cm" svg:x="1.078cm" svg:y="3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3cm" svg:height="0.56cm" svg:x="1.18cm" svg:y="4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823cm" svg:height="0.53cm" svg:x="1.13cm" svg:y="4.156cm">
          <draw:text-box>
            <text:p text:style-name="P1"><text:span text:style-name="T2">Applications</text:span></text:p>
          </draw:text-box>
        </draw:frame>
        <draw:frame draw:style-name="gr4" draw:text-style-name="P4" draw:layer="layout" svg:width="2.178cm" svg:height="0.53cm" svg:x="0.986cm" svg:y="3.355cm">
          <draw:text-box>
            <text:p text:style-name="P1"><text:span text:style-name="T2">Virtual machine</text:span></text:p>
          </draw:text-box>
        </draw:frame>
        <draw:custom-shape draw:style-name="gr1" draw:text-style-name="P1" draw:layer="layout" svg:width="1.73cm" svg:height="0.56cm" svg:x="1.168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603cm" svg:height="0.53cm" svg:x="1.118cm" svg:y="4.947cm">
          <draw:text-box>
            <text:p text:style-name="P1"><text:span text:style-name="T2">Svc guard</text:span></text:p>
          </draw:text-box>
        </draw:frame>
        <draw:custom-shape draw:style-name="gr1" draw:text-style-name="P1" draw:layer="layout" svg:width="1.73cm" svg:height="0.56cm" svg:x="1.177cm" svg:y="5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577cm" svg:height="0.53cm" svg:x="1.127cm" svg:y="5.738cm">
          <draw:text-box>
            <text:p text:style-name="P1"><text:span text:style-name="T2">Guest OS</text:span></text:p>
          </draw:text-box>
        </draw:frame>
        <draw:custom-shape draw:style-name="gr1" draw:text-style-name="P1" draw:layer="layout" svg:width="5.034cm" svg:height="7.466cm" svg:x="6.872cm" svg:y="1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1.778cm" svg:x="9.388cm" svg:y="6.91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888cm" svg:height="0.729cm" svg:x="7.496cm" svg:y="1.559cm">
          <draw:text-box>
            <text:p><text:span text:style-name="T1">Backup replica N</text:span></text:p>
          </draw:text-box>
        </draw:frame>
        <draw:frame draw:style-name="gr4" draw:text-style-name="P4" draw:layer="layout" svg:width="1.857cm" svg:height="0.809cm" svg:x="9.496cm" svg:y="6.967cm">
          <draw:text-box>
            <text:p text:style-name="P1"><text:span text:style-name="T2">QEMU I/O</text:span></text:p>
            <text:p text:style-name="P1"><text:span text:style-name="T2">(user space)</text:span></text:p>
          </draw:text-box>
        </draw:frame>
        <draw:frame draw:style-name="gr4" draw:text-style-name="P4" draw:layer="layout" svg:width="1.666cm" svg:height="0.53cm" svg:x="9.5cm" svg:y="7.876cm">
          <draw:text-box>
            <text:p text:style-name="P1"><text:span text:style-name="T2">tap_send()</text:span></text:p>
          </draw:text-box>
        </draw:frame>
        <draw:custom-shape draw:style-name="gr2" draw:text-style-name="P2" draw:layer="layout" svg:width="2.032cm" svg:height="1.016cm" svg:x="7.111cm" svg:y="5.601cm">
          <text:p text:style-name="P2">Falcon leader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236cm" svg:y1="6.617cm" svg:x2="9.506cm" svg:y2="8.128cm">
          <text:p/>
        </draw:line>
        <draw:custom-shape draw:style-name="gr1" draw:text-style-name="P1" draw:layer="layout" svg:width="2.086cm" svg:height="3.2cm" svg:x="9.38cm" svg:y="3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3cm" svg:height="0.56cm" svg:x="9.582cm" svg:y="4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823cm" svg:height="0.53cm" svg:x="9.532cm" svg:y="4.158cm">
          <draw:text-box>
            <text:p text:style-name="P1"><text:span text:style-name="T2">Applications</text:span></text:p>
          </draw:text-box>
        </draw:frame>
        <draw:frame draw:style-name="gr4" draw:text-style-name="P4" draw:layer="layout" svg:width="2.178cm" svg:height="0.53cm" svg:x="9.288cm" svg:y="3.357cm">
          <draw:text-box>
            <text:p text:style-name="P1"><text:span text:style-name="T2">Virtual machine</text:span></text:p>
          </draw:text-box>
        </draw:frame>
        <draw:custom-shape draw:style-name="gr1" draw:text-style-name="P1" draw:layer="layout" svg:width="1.73cm" svg:height="0.56cm" svg:x="9.57cm" svg:y="4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603cm" svg:height="0.53cm" svg:x="9.52cm" svg:y="4.949cm">
          <draw:text-box>
            <text:p text:style-name="P1"><text:span text:style-name="T2">Svc guard</text:span></text:p>
          </draw:text-box>
        </draw:frame>
        <draw:custom-shape draw:style-name="gr1" draw:text-style-name="P1" draw:layer="layout" svg:width="1.73cm" svg:height="0.56cm" svg:x="9.579cm" svg:y="5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577cm" svg:height="0.53cm" svg:x="9.529cm" svg:y="5.74cm">
          <draw:text-box>
            <text:p text:style-name="P1"><text:span text:style-name="T2">Guest OS</text:span></text:p>
          </draw:text-box>
        </draw:frame>
        <draw:custom-shape draw:style-name="gr6" draw:text-style-name="P1" draw:layer="layout" svg:width="1.669cm" svg:height="0.254cm" svg:x="5.442cm" svg:y="5.9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4" draw:layer="layout" svg:width="1.226cm" svg:height="0.53cm" svg:x="5.65cm" svg:y="5.588cm">
          <draw:text-box>
            <text:p text:style-name="P1"><text:span text:style-name="T2">RDMA</text:span></text:p>
          </draw:text-box>
        </draw:frame>
        <draw:frame draw:style-name="gr4" draw:text-style-name="P4" draw:layer="layout" svg:width="0.951cm" svg:height="0.53cm" svg:x="5.75cm" svg:y="1.688cm">
          <draw:text-box>
            <text:p text:style-name="P1"><text:span text:style-name="T2">…</text:span><text:span text:style-name="T2">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5H14M3S</meta:editing-duration>
    <meta:editing-cycles>68</meta:editing-cycles>
    <meta:generator>LibreOffice/4.2.8.2$Linux_X86_64 LibreOffice_project/420m0$Build-2</meta:generator>
    <dc:date>2016-10-10T23:57:08.447906221</dc:date>
    <meta:document-statistic meta:object-count="56"/>
  </office:meta>
</office:document-meta>
</file>